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48dd3" officeooo:paragraph-rsid="00148dd3" style:font-size-asian="14pt" style:font-size-complex="16pt"/>
    </style:style>
    <style:style style:name="P2" style:family="paragraph" style:parent-style-name="Standard">
      <style:text-properties fo:font-size="16pt" style:text-underline-style="solid" style:text-underline-width="auto" style:text-underline-color="font-color" officeooo:rsid="00148dd3" officeooo:paragraph-rsid="00148dd3" style:font-size-asian="14pt" style:font-size-complex="16pt"/>
    </style:style>
    <style:style style:name="P3" style:family="paragraph" style:parent-style-name="Standard">
      <style:text-properties fo:font-size="14pt" officeooo:rsid="00148dd3" officeooo:paragraph-rsid="00148dd3" style:font-size-asian="12.25pt" style:font-size-complex="14pt"/>
    </style:style>
    <style:style style:name="P4" style:family="paragraph" style:parent-style-name="Standard">
      <style:text-properties officeooo:paragraph-rsid="00148dd3"/>
    </style:style>
    <style:style style:name="P5" style:family="paragraph" style:parent-style-name="Standard">
      <style:text-properties fo:font-size="12pt" officeooo:rsid="00160e91" officeooo:paragraph-rsid="00160e91" style:font-size-asian="10.5pt" style:font-size-complex="12pt"/>
    </style:style>
    <style:style style:name="P6" style:family="paragraph" style:parent-style-name="Standard">
      <style:text-properties fo:font-size="12pt" officeooo:rsid="001610f4" officeooo:paragraph-rsid="001610f4" style:font-size-asian="10.5pt" style:font-size-complex="12pt"/>
    </style:style>
    <style:style style:name="P7" style:family="paragraph" style:parent-style-name="Standard">
      <style:text-properties fo:font-size="12pt" officeooo:rsid="0016aa07" officeooo:paragraph-rsid="0016aa07" style:font-size-asian="10.5pt" style:font-size-complex="12pt"/>
    </style:style>
    <style:style style:name="P8" style:family="paragraph" style:parent-style-name="Standard">
      <style:text-properties fo:font-size="12pt" officeooo:rsid="0016aa07" officeooo:paragraph-rsid="001610f4" style:font-size-asian="10.5pt" style:font-size-complex="12pt"/>
    </style:style>
    <style:style style:name="P9" style:family="paragraph" style:parent-style-name="Standard">
      <style:text-properties fo:font-size="12pt" officeooo:rsid="00183ad2" officeooo:paragraph-rsid="00183ad2" style:font-size-asian="10.5pt" style:font-size-complex="12pt"/>
    </style:style>
    <style:style style:name="P10" style:family="paragraph" style:parent-style-name="Standard">
      <style:text-properties fo:font-size="12pt" officeooo:rsid="00183ad2" officeooo:paragraph-rsid="00183ad2" style:font-size-asian="12pt" style:font-size-complex="12pt"/>
    </style:style>
    <style:style style:name="T1" style:family="text">
      <style:text-properties officeooo:rsid="00148dd3"/>
    </style:style>
    <style:style style:name="T2" style:family="text">
      <style:text-properties fo:font-size="14pt" officeooo:rsid="00148dd3" style:font-size-asian="12.25pt" style:font-size-complex="14pt"/>
    </style:style>
    <style:style style:name="T3" style:family="text">
      <style:text-properties fo:font-size="14pt" officeooo:rsid="00183ad2"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creating Data from Thin Air</text:p>
      <text:p text:style-name="P1"/>
      <text:p text:style-name="P5">When your data is almost complete, but not quite complete… What can you do? <text:s/>Is that information lost forever? <text:s/>Is it possible to use the data as-is to train a respectable model? <text:s/>Can we possibly recover the lost information?</text:p>
      <text:p text:style-name="P5"/>
      <text:p text:style-name="P5"/>
      <text:p text:style-name="P3"><text:tab/>Missing Data is Everywhere</text:p>
      <text:p text:style-name="P3"/>
      <text:p text:style-name="P6">There are potentially many diverse sources of missing data, and it’s important to understand their causes.</text:p>
      <text:p text:style-name="P8"/>
      <text:p text:style-name="P7">Sometimes, data was not collected for some variables, but others were known at the time the observation was made.</text:p>
      <text:p text:style-name="P7"/>
      <text:p text:style-name="P7">Other times, a zero or other similar non-null value will be accidentally turned into a null.</text:p>
      <text:p text:style-name="P7"/>
      <text:p text:style-name="P7">It’s also possible for a value to be used in place of a null, essentially masking the fact that this information isn’t there, and leaving damaging artifacts of the collection process. <text:s/>Equally, some values may be so extreme as to be impossible, and these should be treated as missing, as well.</text:p>
      <text:p text:style-name="P3"/>
      <text:p text:style-name="P4"><text:span text:style-name="T2"><text:tab/>Simple Sanitary Methods</text:span></text:p>
      <text:p text:style-name="P4"><text:span text:style-name="T2"/></text:p>
      <text:p text:style-name="P7">When you’ve got only a few missing values in a very dense matrix with many observations, it’s common for people to simply toss out the rows with null values so that they are left with a clean, easy to use, fully populated matrix. <text:s/>This is all good and fine, however you lose precious information in this process.</text:p>
      <text:p text:style-name="P7"/>
      <text:p text:style-name="P7">What if there were a way we could add back some of that information instead of deleting even more?</text:p>
      <text:p text:style-name="P3"/>
      <text:p text:style-name="P4"><text:span text:style-name="T2"><text:tab/>Mean Imputation</text:span></text:p>
      <text:p text:style-name="P3"/>
      <text:p text:style-name="P9">The most straightforward method of imputing missing data, is simply to take the mean value of each variable (after some cleaning, of course), and substitute these values in place of any missing data. <text:s/>Often times, this can be extremely effective! <text:s/>Congratulations, you just added a small amount of lost information back into your model.</text:p>
      <text:p text:style-name="P3"/>
      <text:p text:style-name="P4"><text:span text:style-name="T2"><text:tab/>Other Imputation </text:span><text:span text:style-name="T3">Methods</text:span></text:p>
      <text:p text:style-name="P4"><text:span text:style-name="T2"/></text:p>
      <text:p text:style-name="P10"><text:span text:style-name="T1">I</text:span>f you want to go a step further, you can create a model for each column which predicts the null values based on all the other clean data. <text:s/>Sometimes, this can be extremely effective, as in the case of data with highly correlated features. <text:s/>However, it’s very important to check on the effects of these imputations… Sometimes you will introduce false information to your model which may seem to increase the accuracy on your training set, but which will wildly miss on new predictions! <text:s/>For performing these imputations, you can use the Amelia package in 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17:10:50.515140388</meta:creation-date>
    <dc:date>2022-04-19T17:39:00.306067551</dc:date>
    <meta:editing-duration>PT17M58S</meta:editing-duration>
    <meta:editing-cycles>4</meta:editing-cycles>
    <meta:generator>LibreOffice/6.4.7.2$Linux_X86_64 LibreOffice_project/40$Build-2</meta:generator>
    <meta:document-statistic meta:table-count="0" meta:image-count="0" meta:object-count="0" meta:page-count="1" meta:paragraph-count="14" meta:word-count="384" meta:character-count="2253" meta:non-whitespace-character-count="1869"/>
  </office:meta>
</office:document-meta>
</file>